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ervlet.copy( InputStream inputStream , OutputStream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ervlet.doGet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sourceServlet.getLastModified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ervlet.init( ServletConfig servlet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